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36B85E182BBCEDC21C6.png" manifest:media-type="image/png"/>
  <manifest:file-entry manifest:full-path="Pictures/10000001000003CA0000012F75BE5ACF6F77F21F.png" manifest:media-type="image/png"/>
  <manifest:file-entry manifest:full-path="Pictures/10000001000003B40000019EB66660CD5B3F0151.png" manifest:media-type="image/png"/>
  <manifest:file-entry manifest:full-path="Pictures/10000001000003D3000000CA14C16AA6BE4DF1A6.png" manifest:media-type="image/png"/>
  <manifest:file-entry manifest:full-path="Pictures/100000010000043500000202F555ED22664912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12cm" svg:y="0.349cm" svg:width="17cm" svg:height="8.112cm" draw:z-index="0"><draw:image xlink:href="Pictures/100000010000043500000202F555ED226649127A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.079cm" svg:y="0.24cm" svg:width="17cm" svg:height="3.507cm" draw:z-index="1"><draw:image xlink:href="Pictures/10000001000003D3000000CA14C16AA6BE4DF1A6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0.106cm" svg:y="0.288cm" svg:width="17cm" svg:height="7.424cm" draw:z-index="3"><draw:image xlink:href="Pictures/10000001000003B40000019EB66660CD5B3F01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132cm" svg:y="8.983cm" svg:width="17cm" svg:height="15.609cm" draw:z-index="4"><draw:image xlink:href="Pictures/10000001000003B90000036B85E182BBCEDC21C6.png" xlink:type="simple" xlink:show="embed" xlink:actuate="onLoad" draw:mime-type="image/png"/></draw:frame><draw:frame draw:style-name="fr1" draw:name="Image3" text:anchor-type="char" svg:x="0.185cm" svg:y="0.078cm" svg:width="17cm" svg:height="5.309cm" draw:z-index="2"><draw:image xlink:href="Pictures/10000001000003CA0000012F75BE5ACF6F77F21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46:10.282918325</meta:creation-date>
    <dc:date>2023-11-09T16:55:38.970228033</dc:date>
    <meta:editing-duration>PT10M4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